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" svg:font-family="'Liberation Serif', 'Times New Roman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2">
      <style:paragraph-properties fo:text-align="end" style:justify-single-word="false" style:writing-mode="rl-tb"/>
    </style:style>
    <style:style style:name="P2" style:family="paragraph" style:parent-style-name="Heading_20_2">
      <style:paragraph-properties fo:text-align="end" style:justify-single-word="false" style:writing-mode="rl-tb"/>
      <style:text-properties officeooo:rsid="00143d1b" officeooo:paragraph-rsid="00143d1b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235fc9" officeooo:paragraph-rsid="00235fc9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177965" officeooo:paragraph-rsid="002c93c5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283e8b" officeooo:paragraph-rsid="002c93c5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2c93c5" officeooo:paragraph-rsid="002c93c5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01c3931" officeooo:paragraph-rsid="0060f1cc"/>
    </style:style>
    <style:style style:name="P8" style:family="paragraph" style:parent-style-name="Heading_20_3">
      <style:paragraph-properties fo:text-align="end" style:justify-single-word="false" style:writing-mode="rl-tb"/>
    </style:style>
    <style:style style:name="P9" style:family="paragraph" style:parent-style-name="Heading_20_3">
      <style:paragraph-properties fo:text-align="end" style:justify-single-word="false" style:writing-mode="rl-tb"/>
      <style:text-properties officeooo:paragraph-rsid="00498646"/>
    </style:style>
    <style:style style:name="P10" style:family="paragraph" style:parent-style-name="Standard">
      <style:paragraph-properties fo:margin-top="0.1945in" fo:margin-bottom="0.1945in" loext:contextual-spacing="false" fo:line-height="100%" fo:text-align="end" style:justify-single-word="false" style:writing-mode="rl-tb"/>
      <style:text-properties officeooo:paragraph-rsid="001036db"/>
    </style:style>
    <style:style style:name="P11" style:family="paragraph" style:parent-style-name="Standard">
      <style:paragraph-properties fo:margin-top="0.1945in" fo:margin-bottom="0.1945in" loext:contextual-spacing="false" fo:line-height="100%" fo:text-align="end" style:justify-single-word="false" style:writing-mode="rl-tb"/>
      <style:text-properties officeooo:paragraph-rsid="00110abb"/>
    </style:style>
    <style:style style:name="P12" style:family="paragraph" style:parent-style-name="Standard">
      <style:paragraph-properties fo:margin-top="0.1945in" fo:margin-bottom="0.1945in" loext:contextual-spacing="false" fo:line-height="100%" fo:text-align="end" style:justify-single-word="false" style:writing-mode="rl-tb"/>
      <style:text-properties fo:color="#222222" fo:font-size="12pt" fo:font-weight="bold" officeooo:rsid="001036db" officeooo:paragraph-rsid="001036db" style:font-size-asian="12pt" style:font-weight-asian="bold" style:font-size-complex="12pt"/>
    </style:style>
    <style:style style:name="P13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officeooo:rsid="0025fe65" officeooo:paragraph-rsid="00583351"/>
    </style:style>
    <style:style style:name="P14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fo:font-weight="normal" officeooo:rsid="0037b3e4" officeooo:paragraph-rsid="0037b3e4" style:font-weight-asian="normal" style:font-weight-complex="normal"/>
    </style:style>
    <style:style style:name="P15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fo:font-weight="normal" officeooo:rsid="0039961f" officeooo:paragraph-rsid="0039961f" style:font-weight-asian="normal" style:font-weight-complex="normal"/>
    </style:style>
    <style:style style:name="P16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fo:font-weight="normal" officeooo:rsid="003c8ed7" officeooo:paragraph-rsid="003c8ed7" style:font-weight-asian="normal" style:font-weight-complex="normal"/>
    </style:style>
    <style:style style:name="P17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fo:font-weight="normal" officeooo:rsid="003de1c6" officeooo:paragraph-rsid="003de1c6" style:font-weight-asian="normal" style:font-weight-complex="normal"/>
    </style:style>
    <style:style style:name="P18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fo:font-weight="normal" officeooo:rsid="003f3a2b" officeooo:paragraph-rsid="003f3a2b" style:font-weight-asian="normal" style:font-weight-complex="normal"/>
    </style:style>
    <style:style style:name="P19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fo:font-weight="normal" officeooo:rsid="00498646" officeooo:paragraph-rsid="00498646" style:font-weight-asian="normal" style:font-weight-complex="normal"/>
    </style:style>
    <style:style style:name="P20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fo:font-weight="normal" officeooo:rsid="004fd55c" officeooo:paragraph-rsid="004fd55c" style:font-weight-asian="normal" style:font-weight-complex="normal"/>
    </style:style>
    <style:style style:name="P21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officeooo:rsid="00177965" officeooo:paragraph-rsid="001871b1"/>
    </style:style>
    <style:style style:name="P22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officeooo:rsid="00177965" officeooo:paragraph-rsid="005870f6"/>
    </style:style>
    <style:style style:name="P23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officeooo:rsid="00177965" officeooo:paragraph-rsid="00277dde"/>
    </style:style>
    <style:style style:name="P24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officeooo:rsid="00177965" officeooo:paragraph-rsid="0036f8c0"/>
    </style:style>
    <style:style style:name="P25" style:family="paragraph" style:parent-style-name="Heading_20_2">
      <style:paragraph-properties fo:margin-top="0.0398in" fo:margin-bottom="0.0398in" loext:contextual-spacing="false" fo:text-align="end" style:justify-single-word="false" style:writing-mode="rl-tb"/>
      <style:text-properties fo:font-weight="normal" officeooo:rsid="003c8ed7" officeooo:paragraph-rsid="003c8ed7" style:font-weight-asian="normal" style:font-weight-complex="normal"/>
    </style:style>
    <style:style style:name="P26" style:family="paragraph" style:parent-style-name="Heading_20_2">
      <style:paragraph-properties fo:margin-top="0.0398in" fo:margin-bottom="0.0398in" loext:contextual-spacing="false" fo:text-align="end" style:justify-single-word="false" style:writing-mode="rl-tb"/>
      <style:text-properties fo:font-weight="normal" officeooo:rsid="00498646" officeooo:paragraph-rsid="00498646" style:font-weight-asian="normal" style:font-weight-complex="normal"/>
    </style:style>
    <style:style style:name="P27" style:family="paragraph" style:parent-style-name="Heading_20_3">
      <style:paragraph-properties fo:margin-top="0.0791in" fo:margin-bottom="0.0791in" loext:contextual-spacing="false" fo:text-align="end" style:justify-single-word="false" style:writing-mode="rl-tb"/>
      <style:text-properties officeooo:rsid="001473cc" officeooo:paragraph-rsid="0037b3e4"/>
    </style:style>
    <style:style style:name="P28" style:family="paragraph" style:parent-style-name="Standard" style:list-style-name="L1">
      <style:paragraph-properties fo:text-align="end" style:justify-single-word="false" style:writing-mode="rl-tb"/>
      <style:text-properties officeooo:rsid="001d79aa" officeooo:paragraph-rsid="001d79aa"/>
    </style:style>
    <style:style style:name="P29" style:family="paragraph" style:parent-style-name="Standard" style:list-style-name="L1">
      <style:paragraph-properties fo:text-align="end" style:justify-single-word="false" style:writing-mode="rl-tb"/>
      <style:text-properties officeooo:rsid="001d79aa" officeooo:paragraph-rsid="002fdbc1"/>
    </style:style>
    <style:style style:name="P30" style:family="paragraph" style:parent-style-name="Standard" style:list-style-name="L1">
      <style:paragraph-properties fo:text-align="end" style:justify-single-word="false" style:writing-mode="rl-tb"/>
      <style:text-properties officeooo:rsid="001de471" officeooo:paragraph-rsid="001de471"/>
    </style:style>
    <style:style style:name="P31" style:family="paragraph" style:parent-style-name="Standard" style:list-style-name="L1">
      <style:paragraph-properties fo:text-align="end" style:justify-single-word="false" style:writing-mode="rl-tb"/>
      <style:text-properties officeooo:rsid="001ee061" officeooo:paragraph-rsid="001ee061"/>
    </style:style>
    <style:style style:name="P32" style:family="paragraph" style:parent-style-name="Standard" style:list-style-name="L1">
      <style:paragraph-properties fo:text-align="end" style:justify-single-word="false" style:writing-mode="rl-tb"/>
      <style:text-properties officeooo:rsid="0020af18" officeooo:paragraph-rsid="0020af18"/>
    </style:style>
    <style:style style:name="P33" style:family="paragraph" style:parent-style-name="Standard" style:list-style-name="L2">
      <style:paragraph-properties fo:text-align="end" style:justify-single-word="false" style:writing-mode="rl-tb"/>
      <style:text-properties officeooo:rsid="002c93c5" officeooo:paragraph-rsid="002c93c5"/>
    </style:style>
    <style:style style:name="P34" style:family="paragraph" style:parent-style-name="Standard" style:list-style-name="L2">
      <style:paragraph-properties fo:text-align="end" style:justify-single-word="false" style:writing-mode="rl-tb"/>
      <style:text-properties officeooo:rsid="002c93c5" officeooo:paragraph-rsid="003404eb"/>
    </style:style>
    <style:style style:name="P35" style:family="paragraph" style:parent-style-name="Standard" style:list-style-name="L2">
      <style:paragraph-properties fo:text-align="end" style:justify-single-word="false" style:writing-mode="rl-tb"/>
      <style:text-properties officeooo:rsid="00354907" officeooo:paragraph-rsid="003404eb"/>
    </style:style>
    <style:style style:name="P36" style:family="paragraph" style:parent-style-name="Standard" style:list-style-name="L2">
      <style:paragraph-properties fo:text-align="end" style:justify-single-word="false" style:writing-mode="rl-tb"/>
      <style:text-properties officeooo:rsid="00354907" officeooo:paragraph-rsid="00354907"/>
    </style:style>
    <style:style style:name="P37" style:family="paragraph" style:parent-style-name="Standard" style:list-style-name="L2">
      <style:paragraph-properties fo:text-align="end" style:justify-single-word="false" style:writing-mode="rl-tb"/>
      <style:text-properties officeooo:rsid="003404eb" officeooo:paragraph-rsid="003404eb"/>
    </style:style>
    <style:style style:name="P38" style:family="paragraph" style:parent-style-name="Text_20_body" style:master-page-name="Standard">
      <style:paragraph-properties fo:margin-left="0in" fo:margin-right="0in" fo:margin-top="0in" fo:margin-bottom="0.1402in" loext:contextual-spacing="false" fo:line-height="100%" fo:text-align="center" style:justify-single-word="false" fo:text-indent="0in" style:auto-text-indent="false" style:page-number="1" style:writing-mode="rl-tb"/>
    </style:style>
    <style:style style:name="T1" style:family="text">
      <style:text-properties fo:color="#1f4e79" style:font-name="Arial" fo:font-size="10pt" fo:font-weight="bold" style:font-size-asian="10pt" style:font-weight-asian="bold" style:font-size-complex="10pt"/>
    </style:style>
    <style:style style:name="T2" style:family="text">
      <style:text-properties fo:color="#1f4e79" style:font-name="Arial" fo:font-size="10pt" fo:font-weight="bold" style:font-name-asian="Liberation Serif" style:font-size-asian="10pt" style:font-weight-asian="bold" style:font-size-complex="10pt"/>
    </style:style>
    <style:style style:name="T3" style:family="text">
      <style:text-properties fo:color="#1f4e79" style:font-name="Arial" fo:font-size="10pt" fo:language="he" fo:country="IL" fo:font-weight="bold" style:font-size-asian="10pt" style:font-weight-asian="bold" style:font-size-complex="10pt"/>
    </style:style>
    <style:style style:name="T4" style:family="text">
      <style:text-properties fo:color="#1f4e79" style:font-name="Arial" fo:font-size="10pt" fo:language="he" fo:country="IL" fo:font-weight="bold" officeooo:rsid="000bb230" style:font-size-asian="10pt" style:font-weight-asian="bold" style:font-size-complex="10pt"/>
    </style:style>
    <style:style style:name="T5" style:family="text">
      <style:text-properties fo:color="#1f4e79" style:font-name="Arial" fo:font-size="10pt" fo:language="he" fo:country="IL" fo:font-weight="bold" officeooo:rsid="000cd070" style:font-size-asian="10pt" style:font-weight-asian="bold" style:font-size-complex="10pt"/>
    </style:style>
    <style:style style:name="T6" style:family="text">
      <style:text-properties fo:color="#1f4e79" style:font-name="Arial" fo:font-size="10pt" fo:language="he" fo:country="IL" fo:font-weight="bold" officeooo:rsid="000e85cf" style:font-size-asian="10pt" style:font-weight-asian="bold" style:font-size-complex="10pt"/>
    </style:style>
    <style:style style:name="T7" style:family="text">
      <style:text-properties fo:color="#1f4e79" fo:font-size="10pt" fo:font-weight="bold" style:font-size-asian="10pt" style:font-weight-asian="bold" style:font-name-complex="Arial1" style:font-size-complex="10pt"/>
    </style:style>
    <style:style style:name="T8" style:family="text">
      <style:text-properties fo:color="#1f4e79" fo:font-size="10pt" fo:font-weight="bold" officeooo:rsid="000abaf7" style:font-size-asian="10pt" style:font-weight-asian="bold" style:font-name-complex="Arial1" style:font-size-complex="10pt" style:font-weight-complex="bold"/>
    </style:style>
    <style:style style:name="T9" style:family="text">
      <style:text-properties fo:color="#1f4e79" fo:font-size="10pt" fo:language="he" fo:country="IL" fo:font-weight="bold" style:font-size-asian="10pt" style:font-weight-asian="bold" style:font-name-complex="Arial1" style:font-size-complex="10pt"/>
    </style:style>
    <style:style style:name="T10" style:family="text">
      <style:text-properties fo:color="#1f4e79" fo:font-size="10pt" fo:language="he" fo:country="IL" fo:font-weight="bold" style:font-size-asian="10pt" style:font-weight-asian="bold" style:font-name-complex="Arial1" style:font-size-complex="10pt" style:font-weight-complex="bold"/>
    </style:style>
    <style:style style:name="T11" style:family="text">
      <style:text-properties fo:color="#1f4e79" fo:font-size="10pt" fo:language="he" fo:country="IL" fo:font-weight="bold" officeooo:rsid="000e85cf" style:font-size-asian="10pt" style:font-weight-asian="bold" style:font-name-complex="Arial1" style:font-size-complex="10pt"/>
    </style:style>
    <style:style style:name="T12" style:family="text">
      <style:text-properties fo:color="#1f4e79" fo:font-size="10pt" fo:language="he" fo:country="IL" fo:font-weight="bold" style:font-size-asian="10pt" style:font-weight-asian="bold" style:font-size-complex="10pt"/>
    </style:style>
    <style:style style:name="T13" style:family="text">
      <style:text-properties fo:color="#222222" fo:font-size="12pt" fo:font-weight="bold" officeooo:rsid="005410bb" style:font-size-asian="12pt" style:font-weight-asian="bold" style:font-size-complex="12pt" style:font-weight-complex="bold"/>
    </style:style>
    <style:style style:name="T14" style:family="text">
      <style:text-properties fo:color="#222222" fo:font-size="12pt" fo:font-weight="bold" officeooo:rsid="001036db" style:font-size-asian="12pt" style:font-weight-asian="bold" style:font-size-complex="12pt"/>
    </style:style>
    <style:style style:name="T15" style:family="text">
      <style:text-properties fo:color="#222222" fo:font-size="12pt" fo:font-weight="bold" officeooo:rsid="0010cc7b" style:font-size-asian="12pt" style:font-weight-asian="bold" style:font-size-complex="12pt"/>
    </style:style>
    <style:style style:name="T16" style:family="text">
      <style:text-properties fo:color="#222222" fo:font-size="12pt" fo:font-weight="bold" officeooo:rsid="0011f3fe" style:font-size-asian="12pt" style:font-weight-asian="bold" style:font-size-complex="12pt"/>
    </style:style>
    <style:style style:name="T17" style:family="text">
      <style:text-properties fo:color="#222222" fo:font-size="12pt" fo:font-weight="bold" officeooo:rsid="00110abb" style:font-size-asian="12pt" style:font-weight-asian="bold" style:font-size-complex="12pt"/>
    </style:style>
    <style:style style:name="T18" style:family="text">
      <style:text-properties fo:color="#222222" fo:font-size="12pt" fo:font-weight="bold" officeooo:rsid="005410bb" style:font-size-asian="12pt" style:font-weight-asian="bold" style:font-size-complex="12pt"/>
    </style:style>
    <style:style style:name="T19" style:family="text">
      <style:text-properties fo:font-weight="bold" officeooo:rsid="00177965" style:font-weight-asian="bold" style:font-weight-complex="bold"/>
    </style:style>
    <style:style style:name="T20" style:family="text">
      <style:text-properties fo:font-weight="bold" officeooo:rsid="001c3931" style:font-weight-asian="bold" style:font-weight-complex="bold"/>
    </style:style>
    <style:style style:name="T21" style:family="text">
      <style:text-properties fo:font-weight="bold" officeooo:rsid="001d79aa" style:font-weight-asian="bold" style:font-weight-complex="bold"/>
    </style:style>
    <style:style style:name="T22" style:family="text">
      <style:text-properties fo:font-weight="bold" officeooo:rsid="00283e8b" style:font-weight-asian="bold" style:font-weight-complex="bold"/>
    </style:style>
    <style:style style:name="T23" style:family="text">
      <style:text-properties fo:font-weight="bold" officeooo:rsid="002889a3" style:font-weight-asian="bold" style:font-weight-complex="bold"/>
    </style:style>
    <style:style style:name="T24" style:family="text">
      <style:text-properties fo:font-weight="bold" officeooo:rsid="003b9376" style:font-weight-asian="bold" style:font-weight-complex="bold"/>
    </style:style>
    <style:style style:name="T25" style:family="text">
      <style:text-properties fo:font-weight="bold" officeooo:rsid="003c8ed7" style:font-weight-asian="bold" style:font-weight-complex="bold"/>
    </style:style>
    <style:style style:name="T26" style:family="text">
      <style:text-properties style:font-weight-complex="bold"/>
    </style:style>
    <style:style style:name="T27" style:family="text">
      <style:text-properties officeooo:rsid="00177965"/>
    </style:style>
    <style:style style:name="T28" style:family="text">
      <style:text-properties officeooo:rsid="0020af18"/>
    </style:style>
    <style:style style:name="T29" style:family="text">
      <style:text-properties officeooo:rsid="0021add3"/>
    </style:style>
    <style:style style:name="T30" style:family="text">
      <style:text-properties officeooo:rsid="00283e8b"/>
    </style:style>
    <style:style style:name="T31" style:family="text">
      <style:text-properties officeooo:rsid="002e7d54"/>
    </style:style>
    <style:style style:name="T32" style:family="text">
      <style:text-properties officeooo:rsid="002fdbc1"/>
    </style:style>
    <style:style style:name="T33" style:family="text">
      <style:text-properties officeooo:rsid="0037b3e4"/>
    </style:style>
    <style:style style:name="T34" style:family="text">
      <style:text-properties officeooo:rsid="003a4d49"/>
    </style:style>
    <style:style style:name="T35" style:family="text">
      <style:text-properties officeooo:rsid="003de1c6"/>
    </style:style>
    <style:style style:name="T36" style:family="text">
      <style:text-properties officeooo:rsid="003f3a2b"/>
    </style:style>
    <style:style style:name="T37" style:family="text">
      <style:text-properties officeooo:rsid="003f47c1"/>
    </style:style>
    <style:style style:name="T38" style:family="text">
      <style:text-properties officeooo:rsid="0047779c"/>
    </style:style>
    <style:style style:name="T39" style:family="text">
      <style:text-properties officeooo:rsid="004ab81c"/>
    </style:style>
    <style:style style:name="T40" style:family="text">
      <style:text-properties officeooo:rsid="004fd55c"/>
    </style:style>
    <style:style style:name="T41" style:family="text">
      <style:text-properties officeooo:rsid="005229e4"/>
    </style:style>
    <style:style style:name="T42" style:family="text">
      <style:text-properties officeooo:rsid="0053a0d8"/>
    </style:style>
    <style:style style:name="T43" style:family="text">
      <style:text-properties officeooo:rsid="00570b63"/>
    </style:style>
    <style:style style:name="T44" style:family="text">
      <style:text-properties officeooo:rsid="0059bbfc"/>
    </style:style>
    <style:style style:name="T45" style:family="text">
      <style:text-properties officeooo:rsid="0060f1cc"/>
    </style:style>
    <style:style style:name="T46" style:family="text">
      <style:text-properties officeooo:rsid="006216e4"/>
    </style:style>
    <style:style style:name="T47" style:family="text">
      <style:text-properties officeooo:rsid="0062c71c"/>
    </style:style>
    <style:style style:name="T48" style:family="text">
      <style:text-properties officeooo:rsid="0062f5a6"/>
    </style:style>
    <style:style style:name="T49" style:family="text">
      <style:text-properties officeooo:rsid="00649e6e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1">אוניברסיטת</text:span><text:span text:style-name="T2"> </text:span><text:span text:style-name="T1">אריאל</text:span><text:span text:style-name="T7">, <text:s text:c="3"/></text:span><text:span text:style-name="T1">המחלקה</text:span><text:span text:style-name="T2"> </text:span><text:span text:style-name="T1">למדעי</text:span><text:span text:style-name="T2"> </text:span><text:span text:style-name="T1">המחשב</text:span><text:span text:style-name="T7"><text:line-break/></text:span><text:span text:style-name="T1">קורס</text:span><text:span text:style-name="T7">: </text:span><text:span text:style-name="T8">סמינר כללי במדעי המחשב. <text:s/></text:span><text:span text:style-name="T1">מספר</text:span><text:span text:style-name="T7">: </text:span><text:span text:style-name="T8">7036910</text:span><text:span text:style-name="T10"><text:line-break/></text:span><text:span text:style-name="T3">מרצ</text:span><text:span text:style-name="T4">ה</text:span><text:span text:style-name="T6">:</text:span><text:span text:style-name="T4"> </text:span><text:span text:style-name="T3">ד</text:span><text:span text:style-name="T9">"</text:span><text:span text:style-name="T3">ר אראל סגל</text:span><text:span text:style-name="T9">-</text:span><text:span text:style-name="T3">הלו</text:span><text:span text:style-name="T4">י</text:span><text:span text:style-name="T12"><text:line-break/></text:span><text:span text:style-name="T3">שנת לימודים</text:span><text:span text:style-name="T9">: </text:span><text:span text:style-name="T3">ה’תשע</text:span><text:span text:style-name="T9">"</text:span><text:span text:style-name="T3">ח</text:span><text:span text:style-name="T5">, סמסטר: </text:span><text:span text:style-name="T6">קיץ</text:span><text:span text:style-name="T9"><text:line-break/></text:span><text:span text:style-name="T11">מפגשים: 6 מפגשים, כל אחד 3 שעות.</text:span></text:p>
      <text:h text:style-name="P1" text:outline-level="2">מטרת הקורס</text:h>
      <text:p text:style-name="P12">אחד היתרונות העיקריים של בוגר מדעי-המחשב, על-פני אדם ש"סתם" לקח קורס תיכנות, הוא שבוגר מדעי-המחשב יודע גם <text:span text:style-name="T26">ללמוד דברים חדשים</text:span> ולהתעדכן בחידושים מחזית המחקר האקדמי.</text:p>
      <text:p text:style-name="P10"><text:span text:style-name="T14">מטרת הקורס הנוכחי היא לְאַמֵּן אתכם </text:span><text:span text:style-name="T15">בקרי</text:span><text:span text:style-name="T16">אה, הבנה והצגה של מאמרים מחקריים</text:span><text:span text:style-name="T15"> שהתפרסמו בשנה האחרונה בכנסים של מדעי המחשב, על-מנת לתת לכם יתרון תחרותי בכל מקום שתבחרו לעבוד בו.</text:span></text:p>
      <text:p text:style-name="P11"><text:span text:style-name="T13">קדם</text:span><text:span text:style-name="T18">: </text:span><text:span text:style-name="T17">הקורס מיועד לסטודנטים שסיימו את כל הקורסים של שנה ב, ובפרט, אלגוריתמים 2 / 2מ.</text:span></text:p>
      <text:h text:style-name="P2" text:outline-level="2">חובות הקורס</text:h>
      <text:h text:style-name="P8" text:outline-level="3">1. <text:span text:style-name="T19">בחירת מאמר</text:span></text:h>
      <text:p text:style-name="P4">עליכם לקרוא את טבלת הכנסים, להיכנס לקישורים שלהם, ולחפש בהם מאמר שמעניין אתכם או קשור לעבודתכם. <text:s/>כדי לגלות מאמר מעניין, מומלץ קודם-כל לקרוא את הכותרות. כשמוצאים כותרת שנראית מעניינת - לפתוח את ה-pdf ולקרוא את התקציר ולוודא שזה אכן מעניין.</text:p>
      <text:p text:style-name="P13">מיצאו רשימה של <text:span text:style-name="T25">חמישה</text:span> מאמרים שמעניינים אתכם. ציינו ליד כל אחד, במשפט אחד, מה תוכן המאמר, ולמה הוא מעניין אתכם? הגישו את הרשימה <text:span text:style-name="T27">בתיבת-ההגשה במודל, מסודרים לפי סדר העדיפות שלכם. <text:s/></text:span><text:span text:style-name="T19">יש להגיש את הרשימה לפחות שבוע לפני תאריך ההצגה</text:span><text:span text:style-name="T27">.</text:span></text:p>
      <text:p text:style-name="P21">[השקעה צפויה בשלב זה: 1-4 שעות, תלוי ברמת האנגלית שלכם].</text:p>
      <text:p text:style-name="P22">תוך יום-יומיים אתם אמורים לקבל ממני אישור על מאמר אחד שאותו תצטרכו לסכם ולהציגד. רוב הסיכויים שתקבלו את המאמר הראשון ברשימה, אלא-אם-כן מישהו אחר כבר בחר אותו.</text:p>
      <text:h text:style-name="P8" text:outline-level="3">2. <text:span text:style-name="T21">סיכום </text:span><text:span text:style-name="T20">המאמר</text:span></text:h>
      <text:p text:style-name="P7">עליכם לקרוא ולהבין היטב את המאמר, ולסכם אותו בעברית בקצרה - <text:span text:style-name="T45">עד 2 עמודים</text:span>. <text:line-break/>יש להתייחס<text:span text:style-name="T45">, בפרט, </text:span>לנקודות הבאות:</text:p>
      <text:list xml:id="list3969226964720315974" text:style-name="L1">
        <text:list-item>
          <text:p text:style-name="P28">מהי הבעיה שהמאמר בא לפתור?<text:span text:style-name="T31"> מדוע היא מעניינת או חשובה?</text:span> <text:line-break/><text:span text:style-name="T46">עניין זה </text:span>בדרך-כלל מוסבר <text:span text:style-name="T47">בתקציר (abstract) ובמבוא (</text:span>Introduction<text:span text:style-name="T48">).</text:span></text:p>
        </text:list-item>
        <text:list-item>
          <text:p text:style-name="P29">מה הם הפתרונות <text:span text:style-name="T31">שהיו קיימים לפני המאמר הזה, </text:span>ומדוע הם לא מספקים? <text:span text:style-name="T31">דבר זה </text:span>בדרך-כלל מוסבר בפרק שנקרא Related Work<text:span text:style-name="T48">, אבל לפעמים גם במבוא. לפעמים כדי להבין עניין זה תצטרכו לעיין במאמרים אחרים (למשל אלו הנכללים בביבליוגרפיה של המאמר אותו אתם מסכמים).</text:span></text:p>
        </text:list-item>
        <text:list-item>
          <text:p text:style-name="P30">מה הפתרון שהמאמר מציע<text:span text:style-name="T32"> - מה התרומה של המאמר מעבר למה שכבר נעשה?</text:span></text:p>
        </text:list-item>
        <text:list-item>
          <text:p text:style-name="P31">איך נבדק הפתרון? אם בניסוי - איזה ניסוי בוצע? אם בהוכחה תיאורטית - מה טכניקת ההוכחה?</text:p>
        </text:list-item>
        <text:list-item>
          <text:p text:style-name="P31">איזו עבודה <text:span text:style-name="T49">נשארה </text:span>לעתיד? (בדרך כלל מוסבר בפרק שנקרא Conclusions או Future Work<text:span text:style-name="T28">);</text:span></text:p>
        </text:list-item>
        <text:list-item>
          <text:p text:style-name="P32">מה דעתכם על המאמר - <text:span text:style-name="T29">האם יש בו יתרונות / חסרונות מעבר למה שהמחברים ציינו?</text:span></text:p>
        </text:list-item>
      </text:list>
      <text:p text:style-name="P3">יש <text:span text:style-name="T43">להגיש</text:span> את הסיכום בתיבת-ההגשה במודל<text:span text:style-name="T30"> </text:span><text:span text:style-name="T22">עד יום חמישי לפני תאריך ההצגה, בשעה </text:span><text:span text:style-name="T23">21:00</text:span><text:span text:style-name="T30">.</text:span></text:p>
      <text:p text:style-name="P23"><text:soft-page-break/>[השקעה צפויה בשלב זה: 2-3 ימים, תלוי ברמת האנגלית שלכם וברמת הקושי של המאמר].</text:p>
      <text:h text:style-name="P9" text:outline-level="3">3. <text:span text:style-name="T22">הצגת המאמר</text:span></text:h>
      <text:p text:style-name="P5">עליכם להציג את המאמר בכיתה. ניתן להכין מצגת המסכמת את המאמר, או פשוט להציג את המאמר עצמו בקובץ pdf. <text:s text:c="2"/></text:p>
      <text:p text:style-name="P6">שימו לב - להציג מאמר זה לא אותו דבר כמו להקריא אותו! המציגים צריכים:</text:p>
      <text:list xml:id="list3642229880223559211" text:style-name="L2">
        <text:list-item>
          <text:p text:style-name="P33">א. לקרוא את המאמר ולהבין אותו. קריאה ביקורתית משמעותה שתהיה לכם יכולת לחוות דעה על המאמר- מה אהבתם בו ומה לא, מהם הנקודות החזקות והחלשות בגישה שהוא הציג, האם אתם הייתם מגדירים את הבעיה בצורה אחרת, וכן הלאה.</text:p>
        </text:list-item>
        <text:list-item>
          <text:p text:style-name="P33">ב. להסביר אותו לכיתה בצורה ברורה ומובנת על-פי הסיכום שכתבתם.</text:p>
        </text:list-item>
        <text:list-item>
          <text:p text:style-name="P34">ג. להציג את התוצאות המרכזיות של המאמר בפירוט (הוכחות, אלגוריתמים וכו'). <text:s/>ניתן לדלג על פרטים טכניים שונים או על תוצאות פחות מהותיות, אך עדיין צריך להבין את כל חלקי המאמר.</text:p>
        </text:list-item>
        <text:list-item>
          <text:p text:style-name="P35">ד. על מנת שנבין את המאמר, כדאי להוסיף דוגמאות ואיורים גם אם הם לא הופיעו במאמר המקורי.</text:p>
        </text:list-item>
        <text:list-item>
          <text:p text:style-name="P36">ה. לענות לשאלות ולנהל דיון בכיתה בנושא המאמר.</text:p>
        </text:list-item>
        <text:list-item>
          <text:p text:style-name="P37">ו. ב- 5 הדקות האחרונות כדאי להזכיר בקצרה מה שמענו וראינו במהלך ההרצאה ולדון במחקר עתידי אפשרי (מה עדיין פתוח).</text:p>
        </text:list-item>
      </text:list>
      <text:p text:style-name="P24">[השקעה צפויה בשלב זה: 1-2 ימים, תלוי ברמת הניסיון שלכם בהצגה].</text:p>
      <text:h text:style-name="P27" text:outline-level="3"><text:span text:style-name="T33">4</text:span>. <text:span text:style-name="T24">השתתפות בשיעורים</text:span></text:h>
      <text:p text:style-name="P14">בנוסף להצגה שלכם, תצטרכו להשתתף בהצגות של חבריכם. </text:p>
      <text:p text:style-name="P15">בסוף כל הצגה יהיה בוחן קצר - שאלה אחת קצרה על נושא המאמר - אמורה להיות קלה מאד למי שהשתתף בשיעור. <text:s text:c="2"/>התשובה על שאלה זו תשמש כבדיקת נוכחוּת<text:span text:style-name="T34"> (וגם בדיקת ערנות..)</text:span>.</text:p>
      <text:p text:style-name="P15"/>
      <text:h text:style-name="P25" text:outline-level="2">חלוקת <text:span text:style-name="T38">הציון בקורס</text:span></text:h>
      <text:p text:style-name="P16">1. <text:span text:style-name="T35">בחירת 5 מאמרים - 5 נקודות.</text:span></text:p>
      <text:p text:style-name="P17">2. סיכום המאמר - 40 נקודות.</text:p>
      <text:p text:style-name="P17">3. הצגת המאמר וניהול הדיון בכיתה - 40 נקודות.</text:p>
      <text:p text:style-name="P17">4. <text:span text:style-name="T36">השתתפות במצגות של אחרים - נקודה אחת על כל תשובה נכונה.</text:span></text:p>
      <text:p text:style-name="P18">שימו לב - כיוון ש<text:span text:style-name="T37">יש כ-25 סטודנטים, מספר הנקודות הכולל שאפשר לצבור בקורס הוא כ-110.</text:span></text:p>
      <text:p text:style-name="P18"/>
      <text:h text:style-name="P26" text:outline-level="2">שיתוף פעולה</text:h>
      <text:p text:style-name="P19">כל סטודנט צריך <text:span text:style-name="T44">לסכם ולהציג </text:span>מאמר אחד<text:span text:style-name="T44">, והציון ניתן לו באופן אישי</text:span>. עם זאת, מותר ומומלץ לשתף פעולה <text:span text:style-name="T39">ו</text:span>לעבוד בזוגות כך שכל סטודנט עוזר <text:span text:style-name="T41">לשני להבין </text:span>את <text:span text:style-name="T40">המאמר שלו.</text:span></text:p>
      <text:p text:style-name="P20">דרך אחת יעילה לעבודה בזוגות היא לבחור שני מאמרים בנושא דומה, למשל - לבחור מאמר אחד מהכנס, ועוד מאמר אחד מהביבליוגרפיה שלו (מהשנה או משנה שעברה). <text:span text:style-name="T42">לפעמים קל יותר להבין שני מאמרים יחד, מלהבין כל אחד בנפרד.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" svg:font-family="'Liberation Serif', 'Times New Roman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en" fo:country="US" style:letter-kerning="true" style:font-name-asian="Arial1" style:font-size-asian="10pt" style:language-asian="en" style:country-asian="US" style:font-name-complex="Arial1" style:font-size-complex="11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Arial" fo:font-size="11pt" fo:language="en" fo:country="US" style:letter-kerning="true" style:font-name-asian="Arial1" style:font-size-asian="10pt" style:language-asian="en" style:country-asian="US" style:font-name-complex="Arial1" style:font-size-complex="11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en" fo:country="US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he" style:country-complex="IL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Nachlieli CLM" style:font-family-complex="'Nachlieli CLM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achlieli CLM" style:font-family-complex="'Nachlieli CLM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0835in" loext:contextual-spacing="tru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loext:contextual-spacing="tru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loext:contextual-spacing="tru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tru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tru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tru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3335in" fo:margin-bottom="0.0835in" loext:contextual-spacing="tru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25in" fo:margin-bottom="0.0555in" loext:contextual-spacing="tru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ללא_20_מרווח" style:display-name="ללא מרווח" style:family="paragraph" style:default-outline-level="">
      <style:paragraph-properties fo:margin-left="0in" fo:margin-right="0in" fo:text-align="end" style:justify-single-word="false" fo:orphans="2" fo:widows="2" fo:text-indent="0in" style:auto-text-indent="false" style:writing-mode="rl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0% 100%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text-position="0% 100%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0" style:display-name="ListLabel 10" style:family="text">
      <style:text-properties style:text-position="0% 100%" fo:font-size="12pt" style:font-size-asian="12pt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text-position="0% 100%" fo:font-size="12pt" style:font-size-asian="12pt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3:42:00</meta:creation-date>
    <dc:language>en-US</dc:language>
    <dc:date>2018-07-22T22:50:22.006079596</dc:date>
    <meta:editing-cycles>246</meta:editing-cycles>
    <meta:editing-duration>PT5H37M6S</meta:editing-duration>
    <meta:generator>LibreOffice/5.1.6.2$Linux_X86_64 LibreOffice_project/10m0$Build-2</meta:generator>
    <meta:document-statistic meta:table-count="0" meta:image-count="0" meta:object-count="0" meta:page-count="2" meta:paragraph-count="43" meta:word-count="732" meta:character-count="4007" meta:non-whitespace-character-count="3315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